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3cm" draw:marker-start="Arrow" draw:marker-start-width="0.245cm" draw:marker-end="" draw:marker-end-width="0.24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3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line draw:style-name="gr1" draw:text-style-name="P1" draw:layer="layout" svg:x1="8cm" svg:y1="3cm" svg:x2="7.5cm" svg:y2="3cm">
          <text:p/>
        </draw:line>
        <draw:line draw:style-name="gr1" draw:text-style-name="P1" draw:layer="layout" svg:x1="8cm" svg:y1="6cm" svg:x2="7.5cm" svg:y2="6cm">
          <text:p/>
        </draw:line>
        <draw:line draw:style-name="gr1" draw:text-style-name="P1" draw:layer="layout" svg:x1="8cm" svg:y1="9cm" svg:x2="7.5cm" svg:y2="9cm">
          <text:p/>
        </draw:line>
        <draw:line draw:style-name="gr1" draw:text-style-name="P1" draw:layer="layout" svg:x1="14cm" svg:y1="3cm" svg:x2="13.5cm" svg:y2="3cm">
          <text:p/>
        </draw:line>
        <draw:line draw:style-name="gr1" draw:text-style-name="P1" draw:layer="layout" svg:x1="14cm" svg:y1="6cm" svg:x2="13.5cm" svg:y2="6cm">
          <text:p/>
        </draw:line>
        <draw:custom-shape draw:style-name="gr2" draw:text-style-name="P2" draw:layer="layout" svg:width="4cm" svg:height="2cm" svg:x="2cm" svg:y="2cm">
          <text:p text:style-name="P2"><text:span text:style-name="T1">Biblioteki</text:span></text:p>
          <text:p text:style-name="P2"><text:span text:style-name="T1">elementó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cm" svg:height="3cm" svg:x="2cm" svg:y="5cm">
          <text:p text:style-name="P3"><text:span text:style-name="T2">Schem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cm" svg:height="2cm" svg:x="8cm" svg:y="2cm">
          <text:p text:style-name="P3"><text:span text:style-name="T2">Lista siec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2cm" svg:x="8cm" svg:y="5cm">
          <text:p text:style-name="P4"><text:span text:style-name="T3">Ścieżk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2cm" svg:x="8cm" svg:y="8cm">
          <text:p text:style-name="P4"><text:span text:style-name="T3">Lista </text:span></text:p>
          <text:p text:style-name="P4"><text:span text:style-name="T3">elementó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cm" svg:height="2cm" svg:x="14cm" svg:y="2cm">
          <text:p text:style-name="P2"><text:span text:style-name="T1">Obwód</text:span></text:p>
          <text:p text:style-name="P2"><text:span text:style-name="T1">drukow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cm" svg:height="2cm" svg:x="14cm" svg:y="5cm">
          <text:p text:style-name="P1"><text:span text:style-name="T1">Symulacj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7.5cm" svg:y1="3cm" svg:x2="7.5cm" svg:y2="9cm">
          <text:p/>
        </draw:line>
        <draw:line draw:style-name="gr3" draw:text-style-name="P1" draw:layer="layout" svg:x1="13.5cm" svg:y1="3cm" svg:x2="13.5cm" svg:y2="6cm">
          <text:p/>
        </draw:line>
        <draw:line draw:style-name="gr3" draw:text-style-name="P1" draw:layer="layout" svg:x1="7cm" svg:y1="6.5cm" svg:x2="7.5cm" svg:y2="6.5cm">
          <text:p/>
        </draw:line>
        <draw:line draw:style-name="gr3" draw:text-style-name="P1" draw:layer="layout" svg:x1="13cm" svg:y1="3cm" svg:x2="13.5cm" svg:y2="3cm">
          <text:p/>
        </draw:line>
        <draw:line draw:style-name="gr4" draw:text-style-name="P1" draw:layer="layout" svg:x1="4cm" svg:y1="4cm" svg:x2="4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17T08:27:52.20</meta:creation-date>
    <dc:date>2013-02-17T08:45:59.40</dc:date>
    <meta:editing-duration>PT1M57S</meta:editing-duration>
    <meta:editing-cycles>1</meta:editing-cycles>
    <meta:document-statistic meta:object-count="17"/>
    <meta:generator>LibreOffice/4.0.0.3$Windows_x86 LibreOffice_project/7545bee9c2a0782548772a21bc84a9dcc583b89</meta:generator>
  </office:meta>
</office:document-meta>
</file>